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T4" style:parent-style-name="DefaultParagraphFont" style:family="text">
      <style:text-properties style:font-name-complex="Calibri" fo:color="#000000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text-align="center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center"/>
    </style:style>
    <style:style style:name="P19" style:parent-style-name="Normal" style:family="paragraph">
      <style:paragraph-properties fo:text-align="center"/>
    </style:style>
    <style:style style:name="P20" style:parent-style-name="Normal" style:family="paragraph">
      <style:paragraph-properties fo:text-align="center"/>
    </style:style>
    <style:style style:name="P21" style:parent-style-name="Normal" style:family="paragraph">
      <style:paragraph-properties fo:text-align="center"/>
    </style:style>
    <style:style style:name="P22" style:parent-style-name="Normal" style:family="paragraph">
      <style:paragraph-properties fo:text-align="center"/>
    </style:style>
    <style:style style:name="P23" style:parent-style-name="Normal" style:family="paragraph">
      <style:text-properties fo:color="#0070C0"/>
    </style:style>
    <style:style style:name="P24" style:parent-style-name="Normal" style:family="paragraph">
      <style:text-properties fo:color="#000000"/>
    </style:style>
    <style:style style:name="P25" style:parent-style-name="Normal" style:family="paragraph">
      <style:text-properties fo:color="#000000"/>
    </style:style>
    <style:style style:name="T26" style:parent-style-name="DefaultParagraphFont" style:family="text">
      <style:text-properties fo:color="#000000"/>
    </style:style>
    <style:style style:name="T27" style:parent-style-name="DefaultParagraphFont" style:family="text">
      <style:text-properties fo:color="#000000"/>
    </style:style>
    <style:style style:name="T28" style:parent-style-name="DefaultParagraphFont" style:family="text">
      <style:text-properties style:font-name-complex="Calibri" fo:color="#000000" fo:background-color="#F3F3F3"/>
    </style:style>
    <style:style style:name="T29" style:parent-style-name="DefaultParagraphFont" style:family="text">
      <style:text-properties style:font-name-complex="Calibri" fo:color="#000000" fo:background-color="#F3F3F3"/>
    </style:style>
    <style:style style:name="T30" style:parent-style-name="DefaultParagraphFont" style:family="text">
      <style:text-properties fo:color="#000000"/>
    </style:style>
    <style:style style:name="T31" style:parent-style-name="DefaultParagraphFont" style:family="text">
      <style:text-properties fo:color="#0070C0"/>
    </style:style>
    <style:style style:name="T32" style:parent-style-name="DefaultParagraphFont" style:family="text">
      <style:text-properties fo:color="#0070C0" fo:language="el" fo:country="GR"/>
    </style:style>
    <style:style style:name="T33" style:parent-style-name="DefaultParagraphFont" style:family="text">
      <style:text-properties fo:color="#0070C0"/>
    </style:style>
    <style:style style:name="T34" style:parent-style-name="DefaultParagraphFont" style:family="text">
      <style:text-properties fo:color="#0070C0" fo:language="el" fo:country="GR"/>
    </style:style>
    <style:style style:name="P35" style:parent-style-name="Normal" style:family="paragraph">
      <style:text-properties fo:color="#0070C0" fo:language="el" fo:country="GR"/>
    </style:style>
    <style:style style:name="P36" style:parent-style-name="Normal" style:family="paragraph">
      <style:text-properties fo:color="#0070C0" fo:language="el" fo:country="GR"/>
    </style:style>
    <style:style style:name="T37" style:parent-style-name="DefaultParagraphFont" style:family="text">
      <style:text-properties fo:color="#ED7D31" fo:language="el" fo:country="GR"/>
    </style:style>
    <style:style style:name="T38" style:parent-style-name="DefaultParagraphFont" style:family="text">
      <style:text-properties fo:color="#0070C0"/>
    </style:style>
    <style:style style:name="T39" style:parent-style-name="DefaultParagraphFont" style:family="text">
      <style:text-properties fo:color="#0070C0" fo:language="el" fo:country="GR"/>
    </style:style>
    <style:style style:name="T40" style:parent-style-name="DefaultParagraphFont" style:family="text">
      <style:text-properties fo:color="#0070C0"/>
    </style:style>
    <style:style style:name="T41" style:parent-style-name="DefaultParagraphFont" style:family="text">
      <style:text-properties fo:color="#0070C0" fo:language="el" fo:country="GR"/>
    </style:style>
    <style:style style:name="T42" style:parent-style-name="DefaultParagraphFont" style:family="text">
      <style:text-properties fo:color="#ED7D31" fo:language="el" fo:country="GR"/>
    </style:style>
    <style:style style:name="T43" style:parent-style-name="DefaultParagraphFont" style:family="text">
      <style:text-properties fo:color="#0070C0"/>
    </style:style>
    <style:style style:name="T44" style:parent-style-name="DefaultParagraphFont" style:family="text">
      <style:text-properties fo:color="#0070C0" fo:language="el" fo:country="GR"/>
    </style:style>
    <style:style style:name="T45" style:parent-style-name="DefaultParagraphFont" style:family="text">
      <style:text-properties fo:color="#0070C0"/>
    </style:style>
    <style:style style:name="T46" style:parent-style-name="DefaultParagraphFont" style:family="text">
      <style:text-properties fo:color="#0070C0" fo:language="el" fo:country="GR"/>
    </style:style>
    <style:style style:name="T47" style:parent-style-name="DefaultParagraphFont" style:family="text">
      <style:text-properties fo:color="#0070C0"/>
    </style:style>
    <style:style style:name="T48" style:parent-style-name="DefaultParagraphFont" style:family="text">
      <style:text-properties fo:color="#0070C0" fo:language="el" fo:country="GR"/>
    </style:style>
    <style:style style:name="T49" style:parent-style-name="DefaultParagraphFont" style:family="text">
      <style:text-properties fo:color="#ED7D31" fo:language="el" fo:country="GR"/>
    </style:style>
    <style:style style:name="T50" style:parent-style-name="DefaultParagraphFont" style:family="text">
      <style:text-properties fo:color="#0070C0"/>
    </style:style>
    <style:style style:name="T51" style:parent-style-name="DefaultParagraphFont" style:family="text">
      <style:text-properties fo:color="#ED7D31" fo:language="el" fo:country="GR"/>
    </style:style>
    <style:style style:name="T52" style:parent-style-name="DefaultParagraphFont" style:family="text">
      <style:text-properties fo:color="#ED7D31" fo:language="el" fo:country="GR"/>
    </style:style>
    <style:style style:name="P53" style:parent-style-name="Normal" style:family="paragraph">
      <style:text-properties fo:color="#ED7D31" fo:language="el" fo:country="GR"/>
    </style:style>
    <style:style style:name="T54" style:parent-style-name="DefaultParagraphFont" style:family="text">
      <style:text-properties fo:color="#ED7D31" fo:language="el" fo:country="GR"/>
    </style:style>
    <style:style style:name="T55" style:parent-style-name="DefaultParagraphFont" style:family="text">
      <style:text-properties fo:color="#ED7D31" fo:language="el" fo:country="GR"/>
    </style:style>
  </office:automatic-styles>
  <office:body>
    <office:text text:use-soft-page-breaks="true">
      <text:p text:style-name="P1">Marketing Club Website</text:p>
      <text:p text:style-name="P2"/>
      <text:p text:style-name="P3">CURRENT:<text:span text:style-name="T4"><text:s/>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PREVIOUS::</text:p>
      <text:p text:style-name="P20"/>
      <text:p text:style-name="P21"/>
      <text:p text:style-name="P22"/>
      <text:p text:style-name="P23">New text:<text:s/></text:p>
      <text:p text:style-name="P24">The Hellenic American University Marketing Club is a team of motivated students that seek to explore and practice marketing &amp; business strategies. Join us today to become part of our vision for a top<text:s/>leading business club!</text:p>
      <text:p text:style-name="P25">HAUMC's mission is to perform as a forum that connects motivated students who share a common passion for pioneering marketing.<text:s/></text:p>
      <text:p text:style-name="Normal"><text:bookmark-start text:name="_Hlk55638700"/><text:span text:style-name="T26">Our objectives incorporate experiential learning through business activities, successful and productive p</text:span><text:span text:style-name="T27">ractice of marketing strategies and acquirement of new ones, enhancing skills such as leadership, diplomacy and teamwork through the<text:s/></text:span><text:span text:style-name="T28">cultivation of an inclusive and safe space for all, that encourages co-operation. Our goal is to become an incubator for en</text:span><text:span text:style-name="T29">trepreneurial talent and inter-personal growth of our members,<text:s/></text:span><text:span text:style-name="T30">all on the basis of having a good time.</text:span><text:bookmark-end text:name="_Hlk55638700"/></text:p>
      <text:p text:style-name="Normal"/>
      <text:p text:style-name="Normal"><text:span text:style-name="T31">Translation</text:span><text:span text:style-name="T32">:<text:s/></text:span></text:p>
      <text:soft-page-break/>
      <text:p text:style-name="Normal"><text:span text:style-name="T33">Comments</text:span><text:span text:style-name="T34">: μπορείς να αλλάξεις λίγο το ύφος; Είναι πολύ επίσημο αυτό…</text:span></text:p>
      <text:p text:style-name="P35">Επίσης, κάποιους όρους νομίζω θα ήταν καλύτερο να τους έγραφες στα Αγγλικά.</text:p>
      <text:p text:style-name="P36">Έχω κάνει κάποιες διορθώσεις ενδεικτικά. <text:s/></text:p>
      <text:p text:style-name="Normal"><text:span text:style-name="T37">Το<text:s/></text:span><text:span text:style-name="T38">Marketing</text:span><text:span text:style-name="T39"><text:s/></text:span><text:span text:style-name="T40">Club</text:span><text:span text:style-name="T41"><text:s/></text:span><text:span text:style-name="T42">του<text:s/></text:span><text:span text:style-name="T43">Hellenic</text:span><text:span text:style-name="T44"><text:s/></text:span><text:span text:style-name="T45">American</text:span><text:span text:style-name="T46"><text:s/></text:span><text:span text:style-name="T47">University</text:span><text:span text:style-name="T48"><text:s/></text:span><text:span text:style-name="T49">είναι μια ομάδα από μαθητές με κίνητρο και όρεξη για το χώρο του<text:s/></text:span><text:span text:style-name="T50">Marketing</text:span><text:span text:style-name="T51">, και γενικότερα του επιχειρείν, που αναζητούν να ανακαλύψουν και να εξασκήσουν μ</text:span><text:span text:style-name="T52">οντέρνες στρατηγικές μάρκετινγκ. Έλα στην παρέα μας σήμερα για να γίνεις μέλος του οράματος μας για μια κορυφαία επιχειρηματική λέσχη!</text:span></text:p>
      <text:p text:style-name="P53">Η αποστολή του HAUMC είναι να λειτουργήσει σαν φόρουμ που ενώνει αποφασισμένους και επίδοξους μαθητές με καινοτομικές ιδέες που μοιράζονται ένα όραμα μιας επιτυχημένης μάρκετινγκ ομάδας.</text:p>
      <text:p text:style-name="Normal"><text:span text:style-name="T54">Ο στόχος μας ενσωματώνει βιωματική εκμάθηση μεσώ επιχειρηματικών δραστηριοτήτων, επιτυχημένη και παραγωγική πρακτική όσον άφορα τις στρατηγικές μάρκετινγκ και την απόκτηση<text:s/></text:span><text:span text:style-name="T55">καινούργιων, ενισχύοντας τις ηγετικές διπλωματικές και ομαδικές δεξιότητες. Όλα αυτά περνώντας καλά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style:vertical-align="auto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true"/>
    </style:style>
    <style:style style:name="Heading2" style:display-name="Heading 2" style:family="paragraph" style:parent-style-name="Normal" style:default-outline-level="2">
      <style:paragraph-properties style:vertical-align="auto"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hyphenate="true"/>
    </style: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language="en" fo:country="US"/>
    </style:style>
    <style:style style:name="Heading2Char" style:display-name="Heading 2 Char" style:family="text" style:parent-style-name="DefaultParagraphFont">
      <style:text-properties style:font-name="Times New Roman" style:font-name-asian="Times New Roman" fo:font-weight="bold" style:font-weight-asian="bold" style:font-weight-complex="bold" fo:font-size="18pt" style:font-size-asian="18pt" style:font-size-complex="18pt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Zhonga Adelajda</meta:initial-creator>
    <dc:creator>Alex Kourtis</dc:creator>
    <meta:creation-date>2020-11-07T16:22:00Z</meta:creation-date>
    <dc:date>2020-11-11T01:09:00Z</dc:date>
    <meta:template xlink:href="Normal" xlink:type="simple"/>
    <meta:editing-cycles>13</meta:editing-cycles>
    <meta:editing-duration>PT26340S</meta:editing-duration>
    <meta:document-statistic meta:page-count="2" meta:paragraph-count="3" meta:word-count="282" meta:character-count="1889" meta:row-count="13" meta:non-whitespace-character-count="1610"/>
  </office:meta>
</office:document-meta>
</file>